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ContainerProvider.start( ContainerInfo theContainerInfo , IProgressMonitor theP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ContainerProvider.AntContainerProvider( AntContainerManager theManager , String theTargetMask , String the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ontainerProvider.undeploy( String theContextPath , Credential theCredentials , IProgressMonitor theP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ContainerProvider.getTarget( String th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ontainerProvider.setEclipseRunner( EclipseRunTests theEclipse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ontainerProvider.deploy( String theContextPath , URL theDeployableObject , Credential theCredentials , IProgressMonitor theP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ContainerProvider.stop( ContainerInfo theContainerInfo , IProgressMonitor theP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